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0cm" fo:min-width="0cm" fo:padding-top="0.75cm" fo:padding-bottom="0.125cm" fo:padding-left="0.8cm" fo:padding-right="0.8cm" fo:wrap-option="wrap"/>
      <style:paragraph-properties style:writing-mode="lr-tb"/>
    </style:style>
    <style:style style:name="gr2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0cm" fo:min-width="0cm" fo:padding-top="0.15cm" fo:padding-bottom="0.125cm" fo:padding-left="0.8cm" fo:padding-right="0.8cm" fo:wrap-option="wrap"/>
      <style:paragraph-properties style:writing-mode="lr-tb"/>
    </style:style>
    <style:style style:name="gr3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0cm" fo:min-width="0cm" fo:padding-top="0.15cm" fo:padding-bottom="0.125cm" fo:padding-left="0.8cm" fo:padding-right="0.8cm" fo:wrap-option="wrap"/>
      <style:paragraph-properties style:writing-mode="lr-tb"/>
    </style:style>
    <style:style style:name="gr4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0cm" fo:min-width="0cm" fo:padding-top="0.15cm" fo:padding-bottom="0.125cm" fo:padding-left="0.8cm" fo:padding-right="0.8cm" fo:wrap-option="wrap"/>
      <style:paragraph-properties style:writing-mode="lr-tb"/>
    </style:style>
    <style:style style:name="gr5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0cm" fo:min-width="0cm" fo:padding-top="0.15cm" fo:padding-bottom="0.125cm" fo:padding-left="0.8cm" fo:padding-right="0.8cm" fo:wrap-option="wrap"/>
      <style:paragraph-properties style:writing-mode="lr-tb"/>
    </style:style>
    <style:style style:name="gr6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0cm" fo:min-width="0cm" fo:padding-top="0.15cm" fo:padding-bottom="0.125cm" fo:padding-left="0.8cm" fo:padding-right="0.8cm" fo:wrap-option="wrap"/>
      <style:paragraph-properties style:writing-mode="lr-tb"/>
    </style:style>
    <style:style style:name="gr7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0cm" fo:min-width="0cm" fo:padding-top="0.15cm" fo:padding-bottom="0.125cm" fo:padding-left="0.8cm" fo:padding-right="0.8cm" fo:wrap-option="wrap"/>
      <style:paragraph-properties style:writing-mode="lr-tb"/>
    </style:style>
    <style:style style:name="gr8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0cm" fo:min-width="0cm" fo:padding-top="0.15cm" fo:padding-bottom="0.125cm" fo:padding-left="0.8cm" fo:padding-right="0.8cm" fo:wrap-option="wrap"/>
      <style:paragraph-properties style:writing-mode="lr-tb"/>
    </style:style>
    <style:style style:name="gr9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0cm" fo:min-width="0cm" fo:padding-top="0.15cm" fo:padding-bottom="0.125cm" fo:padding-left="0.8cm" fo:padding-right="0.8cm" fo:wrap-option="wrap"/>
      <style:paragraph-properties style:writing-mode="lr-tb"/>
    </style:style>
    <style:style style:name="gr10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0cm" fo:min-width="0cm" fo:padding-top="0.15cm" fo:padding-bottom="0.125cm" fo:padding-left="0.8cm" fo:padding-right="0.8cm" fo:wrap-option="wrap"/>
      <style:paragraph-properties style:writing-mode="lr-tb"/>
    </style:style>
    <style:style style:name="gr11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0cm" fo:min-width="0cm" fo:padding-top="0.15cm" fo:padding-bottom="0.125cm" fo:padding-left="0.8cm" fo:padding-right="0.8cm" fo:wrap-option="wrap"/>
      <style:paragraph-properties style:writing-mode="lr-tb"/>
    </style:style>
    <style:style style:name="gr12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0cm" fo:min-width="0cm" fo:padding-top="0.15cm" fo:padding-bottom="0.125cm" fo:padding-left="0.8cm" fo:padding-right="0.8cm" fo:wrap-option="wrap"/>
      <style:paragraph-properties style:writing-mode="lr-tb"/>
    </style:style>
    <style:style style:name="gr13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0cm" fo:min-width="0cm" fo:padding-top="0.15cm" fo:padding-bottom="0.125cm" fo:padding-left="0.8cm" fo:padding-right="0.8cm" fo:wrap-option="wrap"/>
      <style:paragraph-properties style:writing-mode="lr-tb"/>
    </style:style>
    <style:style style:name="gr14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0cm" fo:min-width="0cm" fo:padding-top="0.15cm" fo:padding-bottom="0.125cm" fo:padding-left="0.8cm" fo:padding-right="0.8cm" fo:wrap-option="wrap"/>
      <style:paragraph-properties style:writing-mode="lr-tb"/>
    </style:style>
    <style:style style:name="gr15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0cm" fo:min-width="0cm" fo:padding-top="0.15cm" fo:padding-bottom="0.125cm" fo:padding-left="0.8cm" fo:padding-right="0.8cm" fo:wrap-option="wrap"/>
      <style:paragraph-properties style:writing-mode="lr-tb"/>
    </style:style>
    <style:style style:name="gr16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0cm" fo:min-width="0cm" fo:padding-top="0.15cm" fo:padding-bottom="0.125cm" fo:padding-left="0.8cm" fo:padding-right="0.8cm" fo:wrap-option="wrap"/>
      <style:paragraph-properties style:writing-mode="lr-tb"/>
    </style:style>
    <style:style style:name="gr17" style:family="graphic" style:parent-style-name="standard" style:list-style-name="L1">
      <style:graphic-properties draw:stroke="solid" svg:stroke-width="0cm" svg:stroke-color="#000000" svg:stroke-linecap="butt" draw:fill="solid" draw:fill-color="#acd1d8" draw:textarea-horizontal-align="center" draw:textarea-vertical-align="middle" draw:auto-grow-height="false" draw:fit-to-size="false" style:shrink-to-fit="false" fo:min-height="0cm" fo:min-width="0cm" fo:padding-top="0.15cm" fo:padding-bottom="0.125cm" fo:padding-left="0.8cm" fo:padding-right="0.8cm" fo:wrap-option="wrap"/>
      <style:paragraph-properties style:writing-mode="lr-tb"/>
    </style:style>
    <style:style style:name="gr18" style:family="graphic" style:parent-style-name="standard" style:list-style-name="L1">
      <style:graphic-properties draw:stroke="solid" svg:stroke-width="0cm" svg:stroke-color="#000000" svg:stroke-linecap="butt" draw:fill="solid" draw:fill-color="#acd1d8" draw:textarea-horizontal-align="center" draw:textarea-vertical-align="middle" draw:auto-grow-height="false" draw:fit-to-size="false" style:shrink-to-fit="false" fo:min-height="0cm" fo:min-width="0cm" fo:padding-top="0.15cm" fo:padding-bottom="0.125cm" fo:padding-left="0.8cm" fo:padding-right="0.8cm" fo:wrap-option="wrap"/>
      <style:paragraph-properties style:writing-mode="lr-tb"/>
    </style:style>
    <style:style style:name="gr19" style:family="graphic" style:parent-style-name="standard" style:list-style-name="L1">
      <style:graphic-properties draw:stroke="solid" svg:stroke-width="0cm" svg:stroke-color="#000000" svg:stroke-linecap="butt" draw:fill="solid" draw:fill-color="#acd1d8" draw:textarea-horizontal-align="center" draw:textarea-vertical-align="middle" draw:auto-grow-height="false" draw:fit-to-size="false" style:shrink-to-fit="false" fo:min-height="0cm" fo:min-width="0cm" fo:padding-top="0.15cm" fo:padding-bottom="0.125cm" fo:padding-left="0.8cm" fo:padding-right="0.8cm" fo:wrap-option="wrap"/>
      <style:paragraph-properties style:writing-mode="lr-tb"/>
    </style:style>
    <style:style style:name="gr20" style:family="graphic" style:parent-style-name="standard" style:list-style-name="L1">
      <style:graphic-properties draw:stroke="solid" svg:stroke-width="0cm" svg:stroke-color="#000000" svg:stroke-linecap="butt" draw:fill="solid" draw:fill-color="#acd1d8" draw:textarea-horizontal-align="center" draw:textarea-vertical-align="middle" draw:auto-grow-height="false" draw:fit-to-size="false" style:shrink-to-fit="false" fo:min-height="0cm" fo:min-width="0cm" fo:padding-top="0.15cm" fo:padding-bottom="0.125cm" fo:padding-left="0.8cm" fo:padding-right="0.8cm" fo:wrap-option="wrap"/>
      <style:paragraph-properties style:writing-mode="lr-tb"/>
    </style:style>
    <style:style style:name="gr21" style:family="graphic" style:parent-style-name="standard">
      <style:graphic-properties draw:stroke="solid" svg:stroke-width="0.071cm" svg:stroke-color="#000000" draw:marker-end="msArrowEnd_20_5" draw:marker-end-width="0.213cm" draw:marker-end-center="false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" style:family="graphic">
      <style:graphic-properties style:protect="size"/>
    </style:style>
    <style:style style:name="pr1" style:family="presentation" style:parent-style-name="Titelfolie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loext:graphic-properties draw:fill="solid" draw:fill-color="#f2d115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" style:family="paragraph">
      <loext:graphic-properties draw:fill="solid" draw:fill-color="#acd1d8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loext:graphic-properties draw:fill="none"/>
      <style:paragraph-properties fo:text-align="center"/>
      <style:text-properties fo:font-size="18pt"/>
    </style:style>
    <style:style style:name="P5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6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language="de" fo:country="DE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de" fo:country="DE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custom-shape draw:name="Rechteck 339" draw:style-name="gr1" draw:text-style-name="P2" draw:layer="layout" svg:width="1.687cm" svg:height="1.687cm" svg:x="2.499cm" svg:y="1.48cm">
          <text:p text:style-name="P1"><text:span text:style-name="T1">1</text:span><text:span text:style-name="T1"><text:tab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40" draw:style-name="gr2" draw:text-style-name="P2" draw:layer="layout" svg:width="1.687cm" svg:height="1.687cm" svg:x="4.099cm" svg:y="1.48cm">
          <text:p text:style-name="P1"><text:span text:style-name="T1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43" draw:style-name="gr3" draw:text-style-name="P2" draw:layer="layout" svg:width="1.687cm" svg:height="1.687cm" svg:x="5.699cm" svg:y="1.48cm">
          <text:p text:style-name="P1"><text:span text:style-name="T1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44" draw:style-name="gr4" draw:text-style-name="P2" draw:layer="layout" svg:width="1.687cm" svg:height="1.687cm" svg:x="7.299cm" svg:y="1.48cm">
          <text:p text:style-name="P1"><text:span text:style-name="T1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51" draw:style-name="gr5" draw:text-style-name="P2" draw:layer="layout" svg:width="1.687cm" svg:height="1.687cm" svg:x="2.499cm" svg:y="3.081cm">
          <text:p text:style-name="P1"><text:span text:style-name="T1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52" draw:style-name="gr6" draw:text-style-name="P2" draw:layer="layout" svg:width="1.687cm" svg:height="1.687cm" svg:x="4.099cm" svg:y="3.081cm">
          <text:p text:style-name="P1"><text:span text:style-name="T1">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53" draw:style-name="gr7" draw:text-style-name="P2" draw:layer="layout" svg:width="1.687cm" svg:height="1.687cm" svg:x="5.699cm" svg:y="3.081cm">
          <text:p text:style-name="P1"><text:span text:style-name="T1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54" draw:style-name="gr8" draw:text-style-name="P2" draw:layer="layout" svg:width="1.687cm" svg:height="1.687cm" svg:x="7.299cm" svg:y="3.081cm">
          <text:p text:style-name="P1"><text:span text:style-name="T1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61" draw:style-name="gr9" draw:text-style-name="P2" draw:layer="layout" svg:width="1.687cm" svg:height="1.687cm" svg:x="2.499cm" svg:y="4.681cm">
          <text:p text:style-name="P1"><text:span text:style-name="T1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62" draw:style-name="gr10" draw:text-style-name="P2" draw:layer="layout" svg:width="1.687cm" svg:height="1.687cm" svg:x="4.099cm" svg:y="4.681cm">
          <text:p text:style-name="P1"><text:span text:style-name="T1">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63" draw:style-name="gr11" draw:text-style-name="P2" draw:layer="layout" svg:width="1.687cm" svg:height="1.687cm" svg:x="5.699cm" svg:y="4.681cm">
          <text:p text:style-name="P1"><text:span text:style-name="T1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64" draw:style-name="gr12" draw:text-style-name="P2" draw:layer="layout" svg:width="1.687cm" svg:height="1.687cm" svg:x="7.299cm" svg:y="4.681cm">
          <text:p text:style-name="P1"><text:span text:style-name="T1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71" draw:style-name="gr13" draw:text-style-name="P2" draw:layer="layout" svg:width="1.687cm" svg:height="1.687cm" svg:x="2.499cm" svg:y="6.281cm">
          <text:p text:style-name="P1"><text:span text:style-name="T1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72" draw:style-name="gr14" draw:text-style-name="P2" draw:layer="layout" svg:width="1.687cm" svg:height="1.687cm" svg:x="4.099cm" svg:y="6.281cm">
          <text:p text:style-name="P1"><text:span text:style-name="T1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73" draw:style-name="gr15" draw:text-style-name="P2" draw:layer="layout" svg:width="1.687cm" svg:height="1.687cm" svg:x="5.699cm" svg:y="6.281cm">
          <text:p text:style-name="P1"><text:span text:style-name="T1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74" draw:style-name="gr16" draw:text-style-name="P2" draw:layer="layout" svg:width="1.687cm" svg:height="1.687cm" svg:x="7.299cm" svg:y="6.281cm">
          <text:p text:style-name="P1"><text:span text:style-name="T1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76" draw:style-name="gr17" draw:text-style-name="P3" draw:layer="layout" svg:width="1.687cm" svg:height="1.687cm" svg:x="15.413cm" svg:y="3.124cm">
          <text:p text:style-name="P1"><text:span text:style-name="T1">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77" draw:style-name="gr18" draw:text-style-name="P3" draw:layer="layout" svg:width="1.687cm" svg:height="1.687cm" svg:x="17.013cm" svg:y="3.124cm">
          <text:p text:style-name="P1"><text:span text:style-name="T1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78" draw:style-name="gr19" draw:text-style-name="P3" draw:layer="layout" svg:width="1.687cm" svg:height="1.687cm" svg:x="15.413cm" svg:y="4.724cm">
          <text:p text:style-name="P1"><text:span text:style-name="T1">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79" draw:style-name="gr20" draw:text-style-name="P3" draw:layer="layout" svg:width="1.687cm" svg:height="1.687cm" svg:x="17.013cm" svg:y="4.724cm">
          <text:p text:style-name="P1"><text:span text:style-name="T1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481" draw:style-name="gr21" draw:text-style-name="P4" draw:layer="layout" svg:width="5.8cm" svg:height="0.001cm" svg:x="9.3cm" svg:y="4.7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483" draw:style-name="gr22" draw:text-style-name="P5" draw:layer="layout" svg:width="6.2cm" svg:height="1.775cm" svg:x="9.1cm" svg:y="2.924cm">
          <text:p text:style-name="P1"><text:span text:style-name="T2">Max pooling with 2x2 filter and stride =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3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elfoli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6" style:family="paragraph">
      <loext:graphic-properties draw:fill="none"/>
      <style:paragraph-properties fo:text-align="center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center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de" fo:country="DE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language="de" fo:country="DE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Titelfolie" style:page-layout-name="PM1" draw:style-name="Mdp1">
      <draw:frame draw:name="Titel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Titelmas</text:span><text:span text:style-name="MT1">terform</text:span><text:span text:style-name="MT1">at durch </text:span><text:span text:style-name="MT1">Klicken </text:span><text:span text:style-name="MT1">bearbeit</text:span><text:span text:style-name="MT1">en</text:span></text:p>
        </draw:text-box>
      </draw:frame>
      <draw:frame draw:name="Datumsplatzhalt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21-10-21">21.10.21</text:date></text:span></text:p>
        </draw:text-box>
      </draw:frame>
      <draw:frame draw:name="Fußzeilenplatzhalt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2"><text:page-number>1</text:page-number></text:span></text:p>
        </draw:text-box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Folie 1</dc:title>
    <meta:initial-creator>Windows-Benutzer</meta:initial-creator>
    <meta:editing-cycles>64</meta:editing-cycles>
    <meta:creation-date>2017-01-08T13:57:27</meta:creation-date>
    <dc:date>2021-10-21T12:52:37.061065063</dc:date>
    <meta:editing-duration>PT6M35S</meta:editing-duration>
    <meta:generator>LibreOffice/6.4.3.2$Linux_X86_64 LibreOffice_project/40$Build-2</meta:generator>
    <meta:document-statistic meta:object-count="44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